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090">
            <text:p>A00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000.0">
            <text:p>46000.0</text:p>
          </table:table-cell>
          <table:table-cell office:value-type="float" office:value="5000.0">
            <text:p>5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400000000000006">
            <text:p>-62.400000000000006</text:p>
          </table:table-cell>
          <table:table-cell office:value-type="float" office:value="22.622113075484357">
            <text:p>22.622113075484357</text:p>
          </table:table-cell>
          <table:table-cell office:value-type="float" office:value="24.62031681355867">
            <text:p>24.62031681355867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0">
            <text:p>MI-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400.0">
            <text:p>70400.0</text:p>
          </table:table-cell>
          <table:table-cell office:value-type="float" office:value="1000.0">
            <text:p>10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3.75999999999999">
            <text:p>-103.75999999999999</text:p>
          </table:table-cell>
          <table:table-cell office:value-type="float" office:value="10.686889163830605">
            <text:p>10.686889163830605</text:p>
          </table:table-cell>
          <table:table-cell office:value-type="float" office:value="11.08519733698956">
            <text:p>11.0851973369895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2">
            <text:p>MI-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8500.0">
            <text:p>68500.0</text:p>
          </table:table-cell>
          <table:table-cell office:value-type="float" office:value="1200.0">
            <text:p>1200.0</text:p>
          </table:table-cell>
          <table:table-cell office:value-type="string" office:value="Cycloseris Sp.">
            <text:p>Cycloseri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15">
            <text:p>-114.15</text:p>
          </table:table-cell>
          <table:table-cell office:value-type="float" office:value="11.21467342368918">
            <text:p>11.21467342368918</text:p>
          </table:table-cell>
          <table:table-cell office:value-type="float" office:value="11.692839689314146">
            <text:p>11.69283968931414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4">
            <text:p>MI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0.0">
            <text:p>502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38">
            <text:p>-70.38</text:p>
          </table:table-cell>
          <table:table-cell office:value-type="float" office:value="7.60602392843987">
            <text:p>7.60602392843987</text:p>
          </table:table-cell>
          <table:table-cell office:value-type="float" office:value="7.883679344062651">
            <text:p>7.88367934406265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50">
            <text:p>MI-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1500.0">
            <text:p>15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699999999999989">
            <text:p>-15.699999999999989</text:p>
          </table:table-cell>
          <table:table-cell office:value-type="float" office:value="15.731814898478802">
            <text:p>15.731814898478802</text:p>
          </table:table-cell>
          <table:table-cell office:value-type="float" office:value="16.330646037435272">
            <text:p>16.330646037435272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5">
            <text:p>N-24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10.0">
            <text:p>6610.0</text:p>
          </table:table-cell>
          <table:table-cell office:value-type="float" office:value="175.0">
            <text:p>17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58999999999999">
            <text:p>-4.058999999999999</text:p>
          </table:table-cell>
          <table:table-cell office:value-type="float" office:value="1.384442487068351">
            <text:p>1.384442487068351</text:p>
          </table:table-cell>
          <table:table-cell office:value-type="float" office:value="1.4499382745482656">
            <text:p>1.449938274548265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6">
            <text:p>N-24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95.0">
            <text:p>19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1819999999999995">
            <text:p>-5.1819999999999995</text:p>
          </table:table-cell>
          <table:table-cell office:value-type="float" office:value="1.3741906709041503">
            <text:p>1.3741906709041503</text:p>
          </table:table-cell>
          <table:table-cell office:value-type="float" office:value="1.44712266238906">
            <text:p>1.4471226623890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7">
            <text:p>N-24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.0">
            <text:p>468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991999999999999">
            <text:p>-6.991999999999999</text:p>
          </table:table-cell>
          <table:table-cell office:value-type="float" office:value="0.9366237238080187">
            <text:p>0.9366237238080187</text:p>
          </table:table-cell>
          <table:table-cell office:value-type="float" office:value="0.9672559123623913">
            <text:p>0.9672559123623913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8">
            <text:p>N-24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70.0">
            <text:p>367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9729999999999999">
            <text:p>-1.9729999999999999</text:p>
          </table:table-cell>
          <table:table-cell office:value-type="float" office:value="0.8529249673916223">
            <text:p>0.8529249673916223</text:p>
          </table:table-cell>
          <table:table-cell office:value-type="float" office:value="0.8823429038644786">
            <text:p>0.882342903864478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9">
            <text:p>N-24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4669999999999996">
            <text:p>-2.4669999999999996</text:p>
          </table:table-cell>
          <table:table-cell office:value-type="float" office:value="0.8741218450536512">
            <text:p>0.8741218450536512</text:p>
          </table:table-cell>
          <table:table-cell office:value-type="float" office:value="0.9038855015985163">
            <text:p>0.9038855015985163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3">
            <text:p>N-266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60.0">
            <text:p>356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64">
            <text:p>-3.664</text:p>
          </table:table-cell>
          <table:table-cell office:value-type="float" office:value="0.8440379138403682">
            <text:p>0.8440379138403682</text:p>
          </table:table-cell>
          <table:table-cell office:value-type="float" office:value="0.8733017806004983">
            <text:p>0.8733017806004983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4">
            <text:p>N-266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85.0">
            <text:p>8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879999999999997">
            <text:p>-3.6879999999999997</text:p>
          </table:table-cell>
          <table:table-cell office:value-type="float" office:value="0.8264163599542299">
            <text:p>0.8264163599542299</text:p>
          </table:table-cell>
          <table:table-cell office:value-type="float" office:value="0.8537353219821704">
            <text:p>0.8537353219821704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5">
            <text:p>N-26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70.0">
            <text:p>287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453">
            <text:p>-4.453</text:p>
          </table:table-cell>
          <table:table-cell office:value-type="float" office:value="0.7619875327064086">
            <text:p>0.7619875327064086</text:p>
          </table:table-cell>
          <table:table-cell office:value-type="float" office:value="0.7864152846937807">
            <text:p>0.786415284693780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6">
            <text:p>N-26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2090000000000005">
            <text:p>-3.2090000000000005</text:p>
          </table:table-cell>
          <table:table-cell office:value-type="float" office:value="0.7064000283125706">
            <text:p>0.7064000283125706</text:p>
          </table:table-cell>
          <table:table-cell office:value-type="float" office:value="0.7293565657481941">
            <text:p>0.729356565748194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3">
            <text:p>N-27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40.0">
            <text:p>384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4960000000000004">
            <text:p>-1.4960000000000004</text:p>
          </table:table-cell>
          <table:table-cell office:value-type="float" office:value="0.8667548673067837">
            <text:p>0.8667548673067837</text:p>
          </table:table-cell>
          <table:table-cell office:value-type="float" office:value="0.896401695669972">
            <text:p>0.89640169566997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4">
            <text:p>N-27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60.0">
            <text:p>2460.0</text:p>
          </table:table-cell>
          <table:table-cell office:value-type="float" office:value="80.0">
            <text:p>8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0740000000000003">
            <text:p>-3.0740000000000003</text:p>
          </table:table-cell>
          <table:table-cell office:value-type="float" office:value="0.7315435735484256">
            <text:p>0.7315435735484256</text:p>
          </table:table-cell>
          <table:table-cell office:value-type="float" office:value="0.7552191734854193">
            <text:p>0.7552191734854193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GA8625">
            <text:p>NGA86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56.0">
            <text:p>3356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2964">
            <text:p>-4.2964</text:p>
          </table:table-cell>
          <table:table-cell office:value-type="float" office:value="0.5502762942377221">
            <text:p>0.5502762942377221</text:p>
          </table:table-cell>
          <table:table-cell office:value-type="float" office:value="0.5737826766294013">
            <text:p>0.573782676629401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5">
            <text:p>NZA1099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06.0">
            <text:p>7406.0</text:p>
          </table:table-cell>
          <table:table-cell office:value-type="float" office:value="60.0">
            <text:p>60.0</text:p>
          </table:table-cell>
          <table:table-cell office:value-type="string" office:value="Acropora hyacinthus">
            <text:p>Acropora hyacinthu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771400000000001">
            <text:p>-7.771400000000001</text:p>
          </table:table-cell>
          <table:table-cell office:value-type="float" office:value="0.957905820005288">
            <text:p>0.957905820005288</text:p>
          </table:table-cell>
          <table:table-cell office:value-type="float" office:value="0.9818739022909185">
            <text:p>0.981873902290918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6">
            <text:p>NZA1099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77.0">
            <text:p>6977.0</text:p>
          </table:table-cell>
          <table:table-cell office:value-type="float" office:value="70.0">
            <text:p>7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9163">
            <text:p>-4.9163</text:p>
          </table:table-cell>
          <table:table-cell office:value-type="float" office:value="0.9510152943039349">
            <text:p>0.9510152943039349</text:p>
          </table:table-cell>
          <table:table-cell office:value-type="float" office:value="0.978977675945678">
            <text:p>0.97897767594567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2">
            <text:p>NZA110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63.0">
            <text:p>5663.0</text:p>
          </table:table-cell>
          <table:table-cell office:value-type="float" office:value="60.0">
            <text:p>6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6397000000000013">
            <text:p>-2.6397000000000013</text:p>
          </table:table-cell>
          <table:table-cell office:value-type="float" office:value="0.783896223999071">
            <text:p>0.783896223999071</text:p>
          </table:table-cell>
          <table:table-cell office:value-type="float" office:value="0.8078488039231105">
            <text:p>0.80784880392311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3">
            <text:p>NZA110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2510000000000012">
            <text:p>-1.2510000000000012</text:p>
          </table:table-cell>
          <table:table-cell office:value-type="float" office:value="0.812539845176838">
            <text:p>0.812539845176838</text:p>
          </table:table-cell>
          <table:table-cell office:value-type="float" office:value="0.8404885484050336">
            <text:p>0.8404885484050336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8">
            <text:p>NZA70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43.0">
            <text:p>2543.0</text:p>
          </table:table-cell>
          <table:table-cell office:value-type="float" office:value="62.0">
            <text:p>62.0</text:p>
          </table:table-cell>
          <table:table-cell office:value-type="string" office:value="Pocillopora damicornis">
            <text:p>Pocillopora damicorn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1517">
            <text:p>-4.1517</text:p>
          </table:table-cell>
          <table:table-cell office:value-type="float" office:value="0.48011066432646593">
            <text:p>0.48011066432646593</text:p>
          </table:table-cell>
          <table:table-cell office:value-type="float" office:value="0.5047824184735448">
            <text:p>0.504782418473544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7">
            <text:p>MI-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4800.0">
            <text:p>154800.0</text:p>
          </table:table-cell>
          <table:table-cell office:value-type="float" office:value="3200.0">
            <text:p>3200.0</text:p>
          </table:table-cell>
          <table:table-cell office:value-type="string" office:value="Acanthastrea Sp.">
            <text:p>Acant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1.12">
            <text:p>-91.12</text:p>
          </table:table-cell>
          <table:table-cell office:value-type="float" office:value="27.018512172212592">
            <text:p>27.018512172212592</text:p>
          </table:table-cell>
          <table:table-cell office:value-type="float" office:value="28.29767481613996">
            <text:p>28.29767481613996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9">
            <text:p>NZA70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612.0">
            <text:p>16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7228000000000003">
            <text:p>-2.7228000000000003</text:p>
          </table:table-cell>
          <table:table-cell office:value-type="float" office:value="0.3876381818139181">
            <text:p>0.3876381818139181</text:p>
          </table:table-cell>
          <table:table-cell office:value-type="float" office:value="0.41224342323437957">
            <text:p>0.4122434232343795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6">
            <text:p>MI-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42700.0">
            <text:p>142700.0</text:p>
          </table:table-cell>
          <table:table-cell office:value-type="float" office:value="2900.0">
            <text:p>29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1.13">
            <text:p>-71.13</text:p>
          </table:table-cell>
          <table:table-cell office:value-type="float" office:value="24.730226444575884">
            <text:p>24.730226444575884</text:p>
          </table:table-cell>
          <table:table-cell office:value-type="float" office:value="25.889320191924703">
            <text:p>25.889320191924703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0">
            <text:p>MI-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2100.0">
            <text:p>122100.0</text:p>
          </table:table-cell>
          <table:table-cell office:value-type="float" office:value="1900.0">
            <text:p>19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99000000000001">
            <text:p>-26.99000000000001</text:p>
          </table:table-cell>
          <table:table-cell office:value-type="float" office:value="19.076228662919736">
            <text:p>19.076228662919736</text:p>
          </table:table-cell>
          <table:table-cell office:value-type="float" office:value="19.835223719434072">
            <text:p>19.835223719434072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">
            <text:p>KS-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Symphyllia">
            <text:p>Symphy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.37">
            <text:p>-79.37</text:p>
          </table:table-cell>
          <table:table-cell office:value-type="float" office:value="8.171419705289908">
            <text:p>8.171419705289908</text:p>
          </table:table-cell>
          <table:table-cell office:value-type="float" office:value="8.48910478201323">
            <text:p>8.4891047820132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 ">
            <text:p>KS-56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87">
            <text:p>-64.87</text:p>
          </table:table-cell>
          <table:table-cell office:value-type="float" office:value="11.091532806605237">
            <text:p>11.091532806605237</text:p>
          </table:table-cell>
          <table:table-cell office:value-type="float" office:value="11.327616695492475">
            <text:p>11.32761669549247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7">
            <text:p>KS-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10.0">
            <text:p>5310.0</text:p>
          </table:table-cell>
          <table:table-cell office:value-type="float" office:value="110.0">
            <text:p>110.0</text:p>
          </table:table-cell>
          <table:table-cell office:value-type="string" office:value="Acropora formosa">
            <text:p>Acropora formos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889">
            <text:p>-7.889</text:p>
          </table:table-cell>
          <table:table-cell office:value-type="float" office:value="0.9283474565053769">
            <text:p>0.9283474565053769</text:p>
          </table:table-cell>
          <table:table-cell office:value-type="float" office:value="0.9722864804161366">
            <text:p>0.972286480416136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8">
            <text:p>KS-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400.0">
            <text:p>524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7.56">
            <text:p>-77.56</text:p>
          </table:table-cell>
          <table:table-cell office:value-type="float" office:value="7.824167687364585">
            <text:p>7.824167687364585</text:p>
          </table:table-cell>
          <table:table-cell office:value-type="float" office:value="8.10195038246965">
            <text:p>8.1019503824696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9">
            <text:p>KS-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90.0">
            <text:p>2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121">
            <text:p>-4.121</text:p>
          </table:table-cell>
          <table:table-cell office:value-type="float" office:value="0.5134403568088509">
            <text:p>0.5134403568088509</text:p>
          </table:table-cell>
          <table:table-cell office:value-type="float" office:value="0.5413141416959284">
            <text:p>0.5413141416959284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">
            <text:p>KS-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Symphillia">
            <text:p>Symphi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66">
            <text:p>-89.66</text:p>
          </table:table-cell>
          <table:table-cell office:value-type="float" office:value="9.075263081586115">
            <text:p>9.075263081586115</text:p>
          </table:table-cell>
          <table:table-cell office:value-type="float" office:value="9.393380648094704">
            <text:p>9.39338064809470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 ">
            <text:p>KS-6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7.16">
            <text:p>-87.16</text:p>
          </table:table-cell>
          <table:table-cell office:value-type="float" office:value="9.413309726127146">
            <text:p>9.413309726127146</text:p>
          </table:table-cell>
          <table:table-cell office:value-type="float" office:value="9.720370363314355">
            <text:p>9.72037036331435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1">
            <text:p>KS-6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50.0">
            <text:p>4650.0</text:p>
          </table:table-cell>
          <table:table-cell office:value-type="float" office:value="100.0">
            <text:p>10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135000000000002">
            <text:p>-8.135000000000002</text:p>
          </table:table-cell>
          <table:table-cell office:value-type="float" office:value="0.8265137627408289">
            <text:p>0.8265137627408289</text:p>
          </table:table-cell>
          <table:table-cell office:value-type="float" office:value="0.8664438816218857">
            <text:p>0.866443881621885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5">
            <text:p>KS-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90.0">
            <text:p>3090.0</text:p>
          </table:table-cell>
          <table:table-cell office:value-type="float" office:value="70.0">
            <text:p>7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7709999999999995">
            <text:p>-3.7709999999999995</text:p>
          </table:table-cell>
          <table:table-cell office:value-type="float" office:value="0.5632237566012286">
            <text:p>0.5632237566012286</text:p>
          </table:table-cell>
          <table:table-cell office:value-type="float" office:value="0.5911184314500775">
            <text:p>0.591118431450077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1">
            <text:p>MI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400.0">
            <text:p>439400.0</text:p>
          </table:table-cell>
          <table:table-cell office:value-type="float" office:value="31850.0">
            <text:p>3185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2.86">
            <text:p>-792.86</text:p>
          </table:table-cell>
          <table:table-cell office:value-type="float" office:value="158.60315255378754">
            <text:p>158.60315255378754</text:p>
          </table:table-cell>
          <table:table-cell office:value-type="float" office:value="171.34291814954014">
            <text:p>171.3429181495401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3">
            <text:p>MI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0.0">
            <text:p>56700.0</text:p>
          </table:table-cell>
          <table:table-cell office:value-type="float" office:value="1100.0">
            <text:p>11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7.73">
            <text:p>-87.73</text:p>
          </table:table-cell>
          <table:table-cell office:value-type="float" office:value="9.681781860794024">
            <text:p>9.681781860794024</text:p>
          </table:table-cell>
          <table:table-cell office:value-type="float" office:value="10.119530621525875">
            <text:p>10.11953062152587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4">
            <text:p>MI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400.0">
            <text:p>634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2.46">
            <text:p>-102.46</text:p>
          </table:table-cell>
          <table:table-cell office:value-type="float" office:value="9.274071382084568">
            <text:p>9.274071382084568</text:p>
          </table:table-cell>
          <table:table-cell office:value-type="float" office:value="9.592267719366475">
            <text:p>9.59226771936647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5">
            <text:p>MI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6100.0">
            <text:p>76100.0</text:p>
          </table:table-cell>
          <table:table-cell office:value-type="float" office:value="1000.0">
            <text:p>10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4.59">
            <text:p>-104.59</text:p>
          </table:table-cell>
          <table:table-cell office:value-type="float" office:value="11.25451464968615">
            <text:p>11.25451464968615</text:p>
          </table:table-cell>
          <table:table-cell office:value-type="float" office:value="11.652986741604073">
            <text:p>11.65298674160407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6">
            <text:p>MI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7200.0">
            <text:p>77200.0</text:p>
          </table:table-cell>
          <table:table-cell office:value-type="float" office:value="1100.0">
            <text:p>11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6.68">
            <text:p>-106.68</text:p>
          </table:table-cell>
          <table:table-cell office:value-type="float" office:value="11.72273005745676">
            <text:p>11.72273005745676</text:p>
          </table:table-cell>
          <table:table-cell office:value-type="float" office:value="12.16118415286933">
            <text:p>12.1611841528693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9">
            <text:p>MI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00.0">
            <text:p>599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3.81">
            <text:p>-93.81</text:p>
          </table:table-cell>
          <table:table-cell office:value-type="float" office:value="8.926191797177566">
            <text:p>8.926191797177566</text:p>
          </table:table-cell>
          <table:table-cell office:value-type="float" office:value="9.244246859533769">
            <text:p>9.24424685953376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0">
            <text:p>MI-1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3900.0">
            <text:p>939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8.41">
            <text:p>-138.41</text:p>
          </table:table-cell>
          <table:table-cell office:value-type="float" office:value="14.464608532552832">
            <text:p>14.464608532552832</text:p>
          </table:table-cell>
          <table:table-cell office:value-type="float" office:value="15.023318541520721">
            <text:p>15.02331854152072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1">
            <text:p>MI-1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300.0">
            <text:p>59300.0</text:p>
          </table:table-cell>
          <table:table-cell office:value-type="float" office:value="1400.0">
            <text:p>14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4.67">
            <text:p>-94.67</text:p>
          </table:table-cell>
          <table:table-cell office:value-type="float" office:value="11.015484555842288">
            <text:p>11.015484555842288</text:p>
          </table:table-cell>
          <table:table-cell office:value-type="float" office:value="11.573283890063356">
            <text:p>11.57328389006335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3">
            <text:p>MI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0.0">
            <text:p>615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8.85">
            <text:p>-98.85</text:p>
          </table:table-cell>
          <table:table-cell office:value-type="float" office:value="9.08520225421537">
            <text:p>9.08520225421537</text:p>
          </table:table-cell>
          <table:table-cell office:value-type="float" office:value="9.403323880415911">
            <text:p>9.40332388041591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4">
            <text:p>MI-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8900.0">
            <text:p>88900.0</text:p>
          </table:table-cell>
          <table:table-cell office:value-type="float" office:value="1300.0">
            <text:p>13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8.91">
            <text:p>-128.91</text:p>
          </table:table-cell>
          <table:table-cell office:value-type="float" office:value="13.606796096069045">
            <text:p>13.606796096069045</text:p>
          </table:table-cell>
          <table:table-cell office:value-type="float" office:value="14.125441586017766">
            <text:p>14.12544158601776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6">
            <text:p>MI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7600.0">
            <text:p>876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6.44">
            <text:p>-126.44</text:p>
          </table:table-cell>
          <table:table-cell office:value-type="float" office:value="13.836184445142393">
            <text:p>13.836184445142393</text:p>
          </table:table-cell>
          <table:table-cell office:value-type="float" office:value="14.3947768305035">
            <text:p>14.394776830503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7">
            <text:p>MI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7700.0">
            <text:p>97700.0</text:p>
          </table:table-cell>
          <table:table-cell office:value-type="float" office:value="1500.0">
            <text:p>150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9.370000000000005">
            <text:p>9.370000000000005</text:p>
          </table:table-cell>
          <table:table-cell office:value-type="float" office:value="15.202924060850913">
            <text:p>15.202924060850913</text:p>
          </table:table-cell>
          <table:table-cell office:value-type="float" office:value="15.801673961957333">
            <text:p>15.801673961957333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2">
            <text:p>MI-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500.0">
            <text:p>104500.0</text:p>
          </table:table-cell>
          <table:table-cell office:value-type="float" office:value="1500.0">
            <text:p>1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5500000000000114">
            <text:p>-3.5500000000000114</text:p>
          </table:table-cell>
          <table:table-cell office:value-type="float" office:value="15.881514411415578">
            <text:p>15.881514411415578</text:p>
          </table:table-cell>
          <table:table-cell office:value-type="float" office:value="16.48036710756164">
            <text:p>16.48036710756164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5">
            <text:p>KS-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00.0">
            <text:p>700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300000000000001">
            <text:p>-7.300000000000001</text:p>
          </table:table-cell>
          <table:table-cell office:value-type="float" office:value="1.1331037022267658">
            <text:p>1.1331037022267658</text:p>
          </table:table-cell>
          <table:table-cell office:value-type="float" office:value="1.1810588469674148">
            <text:p>1.1810588469674148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0">
            <text:p>NZA70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33.0">
            <text:p>3033.0</text:p>
          </table:table-cell>
          <table:table-cell office:value-type="float" office:value="65.0">
            <text:p>65.0</text:p>
          </table:table-cell>
          <table:table-cell office:value-type="string" office:value="Acropora palifera">
            <text:p>Acropora pal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192699999999999">
            <text:p>-4.192699999999999</text:p>
          </table:table-cell>
          <table:table-cell office:value-type="float" office:value="0.5396214321169982">
            <text:p>0.5396214321169982</text:p>
          </table:table-cell>
          <table:table-cell office:value-type="float" office:value="0.5655147124522941">
            <text:p>0.5655147124522941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2">
            <text:p>NZA70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59.0">
            <text:p>4259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9221">
            <text:p>-4.9221</text:p>
          </table:table-cell>
          <table:table-cell office:value-type="float" office:value="0.647433587327689">
            <text:p>0.647433587327689</text:p>
          </table:table-cell>
          <table:table-cell office:value-type="float" office:value="0.6717633586315945">
            <text:p>0.671763358631594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2a">
            <text:p>TH-13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35.0">
            <text:p>5035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0665">
            <text:p>-7.0665</text:p>
          </table:table-cell>
          <table:table-cell office:value-type="float" office:value="1.206029124855615">
            <text:p>1.206029124855615</text:p>
          </table:table-cell>
          <table:table-cell office:value-type="float" office:value="1.2663855060762508">
            <text:p>1.2663855060762508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3">
            <text:p>TH-1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7620000000000005">
            <text:p>-2.7620000000000005</text:p>
          </table:table-cell>
          <table:table-cell office:value-type="float" office:value="1.0313117860278724">
            <text:p>1.0313117860278724</text:p>
          </table:table-cell>
          <table:table-cell office:value-type="float" office:value="1.0806312969741338">
            <text:p>1.0806312969741338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4">
            <text:p>TH-1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90.0">
            <text:p>369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761">
            <text:p>-6.761</text:p>
          </table:table-cell>
          <table:table-cell office:value-type="float" office:value="1.0060462216021688">
            <text:p>1.0060462216021688</text:p>
          </table:table-cell>
          <table:table-cell office:value-type="float" office:value="1.0550075829111374">
            <text:p>1.055007582911137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5">
            <text:p>TH-1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80.0">
            <text:p>37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582000000000001">
            <text:p>-4.582000000000001</text:p>
          </table:table-cell>
          <table:table-cell office:value-type="float" office:value="1.0138658688406479">
            <text:p>1.0138658688406479</text:p>
          </table:table-cell>
          <table:table-cell office:value-type="float" office:value="1.0629412025131029">
            <text:p>1.062941202513102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6">
            <text:p>TH-1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210.0">
            <text:p>2210.0</text:p>
          </table:table-cell>
          <table:table-cell office:value-type="float" office:value="120.0">
            <text:p>12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99">
            <text:p>-3.699</text:p>
          </table:table-cell>
          <table:table-cell office:value-type="float" office:value="0.8224408793341926">
            <text:p>0.8224408793341926</text:p>
          </table:table-cell>
          <table:table-cell office:value-type="float" office:value="0.8610464563541277">
            <text:p>0.861046456354127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7">
            <text:p>TH-1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700.0">
            <text:p>1700.0</text:p>
          </table:table-cell>
          <table:table-cell office:value-type="float" office:value="115.0">
            <text:p>115.0</text:p>
          </table:table-cell>
          <table:table-cell office:value-type="string" office:value="Porites sp.">
            <text:p>Por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83">
            <text:p>-1.83</text:p>
          </table:table-cell>
          <table:table-cell office:value-type="float" office:value="0.7688016649305593">
            <text:p>0.7688016649305593</text:p>
          </table:table-cell>
          <table:table-cell office:value-type="float" office:value="0.8043009387039156">
            <text:p>0.804300938703915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8">
            <text:p>TH-1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50.0">
            <text:p>155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245">
            <text:p>-2.245</text:p>
          </table:table-cell>
          <table:table-cell office:value-type="float" office:value="0.7440436815133907">
            <text:p>0.7440436815133907</text:p>
          </table:table-cell>
          <table:table-cell office:value-type="float" office:value="0.7771904528492355">
            <text:p>0.777190452849235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9">
            <text:p>TH-1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5.0">
            <text:p>5135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3565">
            <text:p>-8.3565</text:p>
          </table:table-cell>
          <table:table-cell office:value-type="float" office:value="1.198753623560739">
            <text:p>1.198753623560739</text:p>
          </table:table-cell>
          <table:table-cell office:value-type="float" office:value="1.2572041401459026">
            <text:p>1.257204140145902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0a">
            <text:p>TH-140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30.0">
            <text:p>5330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927000000000001">
            <text:p>-8.927000000000001</text:p>
          </table:table-cell>
          <table:table-cell office:value-type="float" office:value="1.2329351158921558">
            <text:p>1.2329351158921558</text:p>
          </table:table-cell>
          <table:table-cell office:value-type="float" office:value="1.2935412633542074">
            <text:p>1.293541263354207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1">
            <text:p>TH-1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0.0">
            <text:p>4390.0</text:p>
          </table:table-cell>
          <table:table-cell office:value-type="float" office:value="150.0">
            <text:p>15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440999999999999">
            <text:p>-3.440999999999999</text:p>
          </table:table-cell>
          <table:table-cell office:value-type="float" office:value="1.0992911352321542">
            <text:p>1.0992911352321542</text:p>
          </table:table-cell>
          <table:table-cell office:value-type="float" office:value="1.1530485679276494">
            <text:p>1.153048567927649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2a">
            <text:p>TH-14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60.0">
            <text:p>5060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14000000000001">
            <text:p>-5.314000000000001</text:p>
          </table:table-cell>
          <table:table-cell office:value-type="float" office:value="1.1919412737211517">
            <text:p>1.1919412737211517</text:p>
          </table:table-cell>
          <table:table-cell office:value-type="float" office:value="1.250326357396339">
            <text:p>1.25032635739633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3">
            <text:p>TH-1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05.0">
            <text:p>6005.0</text:p>
          </table:table-cell>
          <table:table-cell office:value-type="float" office:value="175.0">
            <text:p>17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509499999999999">
            <text:p>-6.509499999999999</text:p>
          </table:table-cell>
          <table:table-cell office:value-type="float" office:value="1.3282056504924222">
            <text:p>1.3282056504924222</text:p>
          </table:table-cell>
          <table:table-cell office:value-type="float" office:value="1.3933055120826887">
            <text:p>1.393305512082688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4">
            <text:p>TH-1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65.0">
            <text:p>6065.0</text:p>
          </table:table-cell>
          <table:table-cell office:value-type="float" office:value="175.0">
            <text:p>175.0</text:p>
          </table:table-cell>
          <table:table-cell office:value-type="string" office:value="Acropora humilis">
            <text:p>Acropora humil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323500000000001">
            <text:p>-3.323500000000001</text:p>
          </table:table-cell>
          <table:table-cell office:value-type="float" office:value="1.3337661901547824">
            <text:p>1.3337661901547824</text:p>
          </table:table-cell>
          <table:table-cell office:value-type="float" office:value="1.398907520174225">
            <text:p>1.39890752017422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79">
            <text:p>TH-17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865.0">
            <text:p>1865.0</text:p>
          </table:table-cell>
          <table:table-cell office:value-type="float" office:value="95.0">
            <text:p>9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8434999999999997">
            <text:p>-2.8434999999999997</text:p>
          </table:table-cell>
          <table:table-cell office:value-type="float" office:value="0.5308599156086277">
            <text:p>0.5308599156086277</text:p>
          </table:table-cell>
          <table:table-cell office:value-type="float" office:value="0.5687022507428651">
            <text:p>0.5687022507428651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0">
            <text:p>TH-18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00.0">
            <text:p>2700.0</text:p>
          </table:table-cell>
          <table:table-cell office:value-type="float" office:value="105.0">
            <text:p>10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63">
            <text:p>-2.63</text:p>
          </table:table-cell>
          <table:table-cell office:value-type="float" office:value="0.6499261496508658">
            <text:p>0.6499261496508658</text:p>
          </table:table-cell>
          <table:table-cell office:value-type="float" office:value="0.6918092222571195">
            <text:p>0.691809222257119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1">
            <text:p>TH-18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35.0">
            <text:p>5635.0</text:p>
          </table:table-cell>
          <table:table-cell office:value-type="float" office:value="135.0">
            <text:p>13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7065">
            <text:p>-8.7065</text:p>
          </table:table-cell>
          <table:table-cell office:value-type="float" office:value="1.1625189245771443">
            <text:p>1.1625189245771443</text:p>
          </table:table-cell>
          <table:table-cell office:value-type="float" office:value="1.2114917457415881">
            <text:p>1.2114917457415881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1">
            <text:p>T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30.0">
            <text:p>3130.0</text:p>
          </table:table-cell>
          <table:table-cell office:value-type="float" office:value="80.0">
            <text:p>8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297">
            <text:p>-5.297</text:p>
          </table:table-cell>
          <table:table-cell office:value-type="float" office:value="0.6030762804156702">
            <text:p>0.6030762804156702</text:p>
          </table:table-cell>
          <table:table-cell office:value-type="float" office:value="0.6349716529105847">
            <text:p>0.634971652910584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2">
            <text:p>T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920.0">
            <text:p>2920.0</text:p>
          </table:table-cell>
          <table:table-cell office:value-type="float" office:value="70.0">
            <text:p>7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708">
            <text:p>-3.708</text:p>
          </table:table-cell>
          <table:table-cell office:value-type="float" office:value="0.5462929616972935">
            <text:p>0.5462929616972935</text:p>
          </table:table-cell>
          <table:table-cell office:value-type="float" office:value="0.5741811560822944">
            <text:p>0.5741811560822944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3">
            <text:p>T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70.0">
            <text:p>2570.0</text:p>
          </table:table-cell>
          <table:table-cell office:value-type="float" office:value="60.0">
            <text:p>6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883">
            <text:p>-3.883</text:p>
          </table:table-cell>
          <table:table-cell office:value-type="float" office:value="0.4756353645388449">
            <text:p>0.4756353645388449</text:p>
          </table:table-cell>
          <table:table-cell office:value-type="float" office:value="0.49950875868196737">
            <text:p>0.4995087586819673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4">
            <text:p>T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50.0">
            <text:p>3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3950000000000005">
            <text:p>-5.3950000000000005</text:p>
          </table:table-cell>
          <table:table-cell office:value-type="float" office:value="0.6748547991975765">
            <text:p>0.6748547991975765</text:p>
          </table:table-cell>
          <table:table-cell office:value-type="float" office:value="0.7067708256570858">
            <text:p>0.7067708256570858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5">
            <text:p>T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190.0">
            <text:p>71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641">
            <text:p>-9.641</text:p>
          </table:table-cell>
          <table:table-cell office:value-type="float" office:value="1.1880526082627816">
            <text:p>1.1880526082627816</text:p>
          </table:table-cell>
          <table:table-cell office:value-type="float" office:value="1.240008467713024">
            <text:p>1.240008467713024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1">
            <text:p>TH-1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85.0">
            <text:p>4585.0</text:p>
          </table:table-cell>
          <table:table-cell office:value-type="float" office:value="155.0">
            <text:p>15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211499999999999">
            <text:p>-4.211499999999999</text:p>
          </table:table-cell>
          <table:table-cell office:value-type="float" office:value="1.1328160706840276">
            <text:p>1.1328160706840276</text:p>
          </table:table-cell>
          <table:table-cell office:value-type="float" office:value="1.1887650104204799">
            <text:p>1.188765010420479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1">
            <text:p>NZA70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68.0">
            <text:p>3268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9992">
            <text:p>-3.9992</text:p>
          </table:table-cell>
          <table:table-cell office:value-type="float" office:value="0.548682932120182">
            <text:p>0.548682932120182</text:p>
          </table:table-cell>
          <table:table-cell office:value-type="float" office:value="0.5729857240804523">
            <text:p>0.572985724080452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0">
            <text:p>TH-1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5.0">
            <text:p>6415.0</text:p>
          </table:table-cell>
          <table:table-cell office:value-type="float" office:value="185.0">
            <text:p>18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8885">
            <text:p>-6.8885</text:p>
          </table:table-cell>
          <table:table-cell office:value-type="float" office:value="1.399841508885916">
            <text:p>1.399841508885916</text:p>
          </table:table-cell>
          <table:table-cell office:value-type="float" office:value="1.4691978253455182">
            <text:p>1.469197825345518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8">
            <text:p>TH-12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.0">
            <text:p>6370.0</text:p>
          </table:table-cell>
          <table:table-cell office:value-type="float" office:value="190.0">
            <text:p>19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1029999999999998">
            <text:p>-3.1029999999999998</text:p>
          </table:table-cell>
          <table:table-cell office:value-type="float" office:value="1.4124592029506549">
            <text:p>1.4124592029506549</text:p>
          </table:table-cell>
          <table:table-cell office:value-type="float" office:value="1.4837819920729596">
            <text:p>1.483781992072959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3">
            <text:p>NZA70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12.0">
            <text:p>38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0328">
            <text:p>-3.0328</text:p>
          </table:table-cell>
          <table:table-cell office:value-type="float" office:value="0.606464640354242">
            <text:p>0.606464640354242</text:p>
          </table:table-cell>
          <table:table-cell office:value-type="float" office:value="0.6311835232323479">
            <text:p>0.631183523232347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4">
            <text:p>NZA70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98.0">
            <text:p>5898.0</text:p>
          </table:table-cell>
          <table:table-cell office:value-type="float" office:value="69.0">
            <text:p>69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286200000000001">
            <text:p>-7.286200000000001</text:p>
          </table:table-cell>
          <table:table-cell office:value-type="float" office:value="0.8396899665948145">
            <text:p>0.8396899665948145</text:p>
          </table:table-cell>
          <table:table-cell office:value-type="float" office:value="0.8672425496941442">
            <text:p>0.867242549694144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5">
            <text:p>NZA70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.0">
            <text:p>5670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523">
            <text:p>-6.523</text:p>
          </table:table-cell>
          <table:table-cell office:value-type="float" office:value="0.7917802978099422">
            <text:p>0.7917802978099422</text:p>
          </table:table-cell>
          <table:table-cell office:value-type="float" office:value="0.8165323018717643">
            <text:p>0.816532301871764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6">
            <text:p>NZA70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886.0">
            <text:p>4886.0</text:p>
          </table:table-cell>
          <table:table-cell office:value-type="float" office:value="62.0">
            <text:p>62.0</text:p>
          </table:table-cell>
          <table:table-cell office:value-type="string" office:value="Acropora formosa">
            <text:p>Acropora formos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683400000000001">
            <text:p>-6.683400000000001</text:p>
          </table:table-cell>
          <table:table-cell office:value-type="float" office:value="0.7135539503078938">
            <text:p>0.7135539503078938</text:p>
          </table:table-cell>
          <table:table-cell office:value-type="float" office:value="0.7382950358765789">
            <text:p>0.738295035876578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7">
            <text:p>NZA70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2.0">
            <text:p>5992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1248">
            <text:p>-9.1248</text:p>
          </table:table-cell>
          <table:table-cell office:value-type="float" office:value="0.8239185396627509">
            <text:p>0.8239185396627509</text:p>
          </table:table-cell>
          <table:table-cell office:value-type="float" office:value="0.8486741659789118">
            <text:p>0.848674165978911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3a">
            <text:p>NZA8623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70.0">
            <text:p>6270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933">
            <text:p>-2.933</text:p>
          </table:table-cell>
          <table:table-cell office:value-type="float" office:value="0.8408878403211704">
            <text:p>0.8408878403211704</text:p>
          </table:table-cell>
          <table:table-cell office:value-type="float" office:value="0.8644472222177587">
            <text:p>0.864447222217758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4a">
            <text:p>NZA8624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6.0">
            <text:p>6416.0</text:p>
          </table:table-cell>
          <table:table-cell office:value-type="float" office:value="71.0">
            <text:p>7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4604">
            <text:p>-3.4604</text:p>
          </table:table-cell>
          <table:table-cell office:value-type="float" office:value="0.8985921432997284">
            <text:p>0.8985921432997284</text:p>
          </table:table-cell>
          <table:table-cell office:value-type="float" office:value="0.9269494916121367">
            <text:p>0.926949491612136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6">
            <text:p>NZA86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.0">
            <text:p>6240.0</text:p>
          </table:table-cell>
          <table:table-cell office:value-type="float" office:value="61.0">
            <text:p>6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36">
            <text:p>-4.736</text:p>
          </table:table-cell>
          <table:table-cell office:value-type="float" office:value="0.8450804458748294">
            <text:p>0.8450804458748294</text:p>
          </table:table-cell>
          <table:table-cell office:value-type="float" office:value="0.869438899520835">
            <text:p>0.86943889952083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7">
            <text:p>NZA86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9.0">
            <text:p>6529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795099999999999">
            <text:p>-6.795099999999999</text:p>
          </table:table-cell>
          <table:table-cell office:value-type="float" office:value="0.8667433818610899">
            <text:p>0.8667433818610899</text:p>
          </table:table-cell>
          <table:table-cell office:value-type="float" office:value="0.8903051218543013">
            <text:p>0.890305121854301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7">
            <text:p>OA0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000.0">
            <text:p>42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1.8">
            <text:p>-51.8</text:p>
          </table:table-cell>
          <table:table-cell office:value-type="float" office:value="15.033296378372908">
            <text:p>15.033296378372908</text:p>
          </table:table-cell>
          <table:table-cell office:value-type="float" office:value="16.230834852218788">
            <text:p>16.23083485221878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8">
            <text:p>OA0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8.5">
            <text:p>-78.5</text:p>
          </table:table-cell>
          <table:table-cell office:value-type="float" office:value="12.739309243440166">
            <text:p>12.739309243440166</text:p>
          </table:table-cell>
          <table:table-cell office:value-type="float" office:value="13.536986370680884">
            <text:p>13.53698637068088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5">
            <text:p>OA0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000.0">
            <text:p>38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7.2">
            <text:p>-47.2</text:p>
          </table:table-cell>
          <table:table-cell office:value-type="float" office:value="11.045361017187268">
            <text:p>11.045361017187268</text:p>
          </table:table-cell>
          <table:table-cell office:value-type="float" office:value="11.842297074469966">
            <text:p>11.84229707446996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7">
            <text:p>OA0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31000.0">
            <text:p>131000.0</text:p>
          </table:table-cell>
          <table:table-cell office:value-type="float" office:value="2000.0">
            <text:p>2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8.9">
            <text:p>-78.9</text:p>
          </table:table-cell>
          <table:table-cell office:value-type="float" office:value="20.32461561752154">
            <text:p>20.32461561752154</text:p>
          </table:table-cell>
          <table:table-cell office:value-type="float" office:value="21.12368339092403">
            <text:p>21.12368339092403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0">
            <text:p>OA0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599999999999994">
            <text:p>-62.599999999999994</text:p>
          </table:table-cell>
          <table:table-cell office:value-type="float" office:value="12.639620247459963">
            <text:p>12.639620247459963</text:p>
          </table:table-cell>
          <table:table-cell office:value-type="float" office:value="13.437261625792665">
            <text:p>13.437261625792665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1">
            <text:p>OA0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000.0">
            <text:p>39000.0</text:p>
          </table:table-cell>
          <table:table-cell office:value-type="float" office:value="2000.0">
            <text:p>2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6.099999999999994">
            <text:p>-46.099999999999994</text:p>
          </table:table-cell>
          <table:table-cell office:value-type="float" office:value="11.144954015158604">
            <text:p>11.144954015158604</text:p>
          </table:table-cell>
          <table:table-cell office:value-type="float" office:value="11.941942890501533">
            <text:p>11.941942890501533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2">
            <text:p>OA0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4000.0">
            <text:p>4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599999999999994">
            <text:p>-62.599999999999994</text:p>
          </table:table-cell>
          <table:table-cell office:value-type="float" office:value="19.82523644247402">
            <text:p>19.82523644247402</text:p>
          </table:table-cell>
          <table:table-cell office:value-type="float" office:value="21.423351745233525">
            <text:p>21.423351745233525</text:p>
          </table:table-cell>
          <table:table-cell office:value-type="string" office:value="OmuraEtal2000,OmuraKonishi1970">
            <text:p>OmuraEtal2000,OmuraKonishi197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5">
            <text:p>OA0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000.0">
            <text:p>43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7">
            <text:p>-54.7</text:p>
          </table:table-cell>
          <table:table-cell office:value-type="float" office:value="15.133076356114781">
            <text:p>15.133076356114781</text:p>
          </table:table-cell>
          <table:table-cell office:value-type="float" office:value="16.330646037435258">
            <text:p>16.33064603743525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3">
            <text:p>OA07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7000.0">
            <text:p>127000.0</text:p>
          </table:table-cell>
          <table:table-cell office:value-type="float" office:value="4500.0">
            <text:p>45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1.30000000000001">
            <text:p>-71.30000000000001</text:p>
          </table:table-cell>
          <table:table-cell office:value-type="float" office:value="28.91729586251108">
            <text:p>28.91729586251108</text:p>
          </table:table-cell>
          <table:table-cell office:value-type="float" office:value="30.71628232713066">
            <text:p>30.71628232713066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8">
            <text:p>OA07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5.0">
            <text:p>-45.0</text:p>
          </table:table-cell>
          <table:table-cell office:value-type="float" office:value="12.240914998479488">
            <text:p>12.240914998479488</text:p>
          </table:table-cell>
          <table:table-cell office:value-type="float" office:value="13.038404810405298">
            <text:p>13.03840481040529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1">
            <text:p>OA1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3000.0">
            <text:p>3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0">
            <text:p>-85.0</text:p>
          </table:table-cell>
          <table:table-cell office:value-type="float" office:value="15.831613941730637">
            <text:p>15.831613941730637</text:p>
          </table:table-cell>
          <table:table-cell office:value-type="float" office:value="17.029386365926403">
            <text:p>17.029386365926403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2">
            <text:p>OA1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9">
            <text:p>-86.9</text:p>
          </table:table-cell>
          <table:table-cell office:value-type="float" office:value="12.340583454602148">
            <text:p>12.340583454602148</text:p>
          </table:table-cell>
          <table:table-cell office:value-type="float" office:value="13.138112497615472">
            <text:p>13.138112497615472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9">
            <text:p>TH-12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.0">
            <text:p>6100.0</text:p>
          </table:table-cell>
          <table:table-cell office:value-type="float" office:value="180.0">
            <text:p>18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59">
            <text:p>-4.59</text:p>
          </table:table-cell>
          <table:table-cell office:value-type="float" office:value="1.3537222758010605">
            <text:p>1.3537222758010605</text:p>
          </table:table-cell>
          <table:table-cell office:value-type="float" office:value="1.4208800090085019">
            <text:p>1.420880009008501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6">
            <text:p>T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290.0">
            <text:p>72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890999999999998">
            <text:p>-10.890999999999998</text:p>
          </table:table-cell>
          <table:table-cell office:value-type="float" office:value="1.1980438222368988">
            <text:p>1.1980438222368988</text:p>
          </table:table-cell>
          <table:table-cell office:value-type="float" office:value="1.2500003999999383">
            <text:p>1.250000399999938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4">
            <text:p>KS-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500.0">
            <text:p>64500.0</text:p>
          </table:table-cell>
          <table:table-cell office:value-type="float" office:value="1000.0">
            <text:p>1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2.55">
            <text:p>-112.55</text:p>
          </table:table-cell>
          <table:table-cell office:value-type="float" office:value="10.099628706046571">
            <text:p>10.099628706046571</text:p>
          </table:table-cell>
          <table:table-cell office:value-type="float" office:value="10.497737851556403">
            <text:p>10.49773785155640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7">
            <text:p>KS-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60.0">
            <text:p>3960.0</text:p>
          </table:table-cell>
          <table:table-cell office:value-type="float" office:value="100.0">
            <text:p>10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054">
            <text:p>-5.054</text:p>
          </table:table-cell>
          <table:table-cell office:value-type="float" office:value="0.7576516349880071">
            <text:p>0.7576516349880071</text:p>
          </table:table-cell>
          <table:table-cell office:value-type="float" office:value="0.7975688058092536">
            <text:p>0.797568805809253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0">
            <text:p>AO4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900.0">
            <text:p>619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1.61">
            <text:p>-91.61</text:p>
          </table:table-cell>
          <table:table-cell office:value-type="float" office:value="8.767217346456066">
            <text:p>8.767217346456066</text:p>
          </table:table-cell>
          <table:table-cell office:value-type="float" office:value="9.045446368200972">
            <text:p>9.04544636820097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1">
            <text:p>AO4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900.0">
            <text:p>9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44">
            <text:p>-101.44</text:p>
          </table:table-cell>
          <table:table-cell office:value-type="float" office:value="10.04987562112089">
            <text:p>10.04987562112089</text:p>
          </table:table-cell>
          <table:table-cell office:value-type="float" office:value="10.408150652253276">
            <text:p>10.40815065225327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4">
            <text:p>AO5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600.0">
            <text:p>600.0</text:p>
          </table:table-cell>
          <table:table-cell office:value-type="string" office:value="Montastrea sp.">
            <text:p>Mont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62">
            <text:p>-69.62</text:p>
          </table:table-cell>
          <table:table-cell office:value-type="float" office:value="7.209687926672">
            <text:p>7.209687926672</text:p>
          </table:table-cell>
          <table:table-cell office:value-type="float" office:value="7.447442514044666">
            <text:p>7.44744251404466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5">
            <text:p>AO5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0.0">
            <text:p>46800.0</text:p>
          </table:table-cell>
          <table:table-cell office:value-type="float" office:value="500.0">
            <text:p>5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3.92">
            <text:p>-63.92</text:p>
          </table:table-cell>
          <table:table-cell office:value-type="float" office:value="6.556706490304416">
            <text:p>6.556706490304416</text:p>
          </table:table-cell>
          <table:table-cell office:value-type="float" office:value="6.75443557967652">
            <text:p>6.7544355796765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6">
            <text:p>AO5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700.0">
            <text:p>49700.0</text:p>
          </table:table-cell>
          <table:table-cell office:value-type="float" office:value="600.0">
            <text:p>6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43">
            <text:p>-69.43</text:p>
          </table:table-cell>
          <table:table-cell office:value-type="float" office:value="7.199784719003766">
            <text:p>7.199784719003766</text:p>
          </table:table-cell>
          <table:table-cell office:value-type="float" office:value="7.437533193203231">
            <text:p>7.43753319320323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6">
            <text:p>CK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50.0">
            <text:p>3950.0</text:p>
          </table:table-cell>
          <table:table-cell office:value-type="float" office:value="125.0">
            <text:p>1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505">
            <text:p>-4.505</text:p>
          </table:table-cell>
          <table:table-cell office:value-type="float" office:value="0.9818477478713283">
            <text:p>0.9818477478713283</text:p>
          </table:table-cell>
          <table:table-cell office:value-type="float" office:value="1.0251951033827664">
            <text:p>1.0251951033827664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7">
            <text:p>CK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125.0">
            <text:p>12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4669999999999996">
            <text:p>-2.4669999999999996</text:p>
          </table:table-cell>
          <table:table-cell office:value-type="float" office:value="0.9801270325830218">
            <text:p>0.9801270325830218</text:p>
          </table:table-cell>
          <table:table-cell office:value-type="float" office:value="1.0234495590892594">
            <text:p>1.0234495590892594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33">
            <text:p>CK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2.186">
            <text:p>-12.186</text:p>
          </table:table-cell>
          <table:table-cell office:value-type="float" office:value="1.3481483597883437">
            <text:p>1.3481483597883437</text:p>
          </table:table-cell>
          <table:table-cell office:value-type="float" office:value="1.405914648902984">
            <text:p>1.405914648902984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4">
            <text:p>DT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7300.0">
            <text:p>473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1.87">
            <text:p>-71.87</text:p>
          </table:table-cell>
          <table:table-cell office:value-type="float" office:value="7.318640584152224">
            <text:p>7.318640584152224</text:p>
          </table:table-cell>
          <table:table-cell office:value-type="float" office:value="7.596110847005856">
            <text:p>7.59611084700585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5">
            <text:p>DT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700.0">
            <text:p>7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4.9">
            <text:p>-64.9</text:p>
          </table:table-cell>
          <table:table-cell office:value-type="float" office:value="7.685336687484815">
            <text:p>7.685336687484815</text:p>
          </table:table-cell>
          <table:table-cell office:value-type="float" office:value="7.963039620647374">
            <text:p>7.96303962064737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6">
            <text:p>DT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1300.0">
            <text:p>13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870000000000005">
            <text:p>-62.870000000000005</text:p>
          </table:table-cell>
          <table:table-cell office:value-type="float" office:value="11.453737381309223">
            <text:p>11.453737381309223</text:p>
          </table:table-cell>
          <table:table-cell office:value-type="float" office:value="11.971837787073468">
            <text:p>11.97183778707346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7">
            <text:p>DT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800.0">
            <text:p>50800.0</text:p>
          </table:table-cell>
          <table:table-cell office:value-type="float" office:value="800.0">
            <text:p>8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4.52">
            <text:p>-64.52</text:p>
          </table:table-cell>
          <table:table-cell office:value-type="float" office:value="8.022568167363858">
            <text:p>8.022568167363858</text:p>
          </table:table-cell>
          <table:table-cell office:value-type="float" office:value="8.340167864018087">
            <text:p>8.340167864018087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2">
            <text:p>GaK-4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70.0">
            <text:p>437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03000000000001">
            <text:p>-5.303000000000001</text:p>
          </table:table-cell>
          <table:table-cell office:value-type="float" office:value="1.0339366518312436">
            <text:p>1.0339366518312436</text:p>
          </table:table-cell>
          <table:table-cell office:value-type="float" office:value="1.079744877274256">
            <text:p>1.079744877274256</text:p>
          </table:table-cell>
          <table:table-cell office:value-type="string" office:value="OtaEtal1978">
            <text:p>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3">
            <text:p>GaK-45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3060000000000005">
            <text:p>-3.3060000000000005</text:p>
          </table:table-cell>
          <table:table-cell office:value-type="float" office:value="0.807437923310517">
            <text:p>0.807437923310517</text:p>
          </table:table-cell>
          <table:table-cell office:value-type="float" office:value="1.3763269960296496">
            <text:p>1.3763269960296496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4">
            <text:p>GaK-4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30.0">
            <text:p>663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5969999999999995">
            <text:p>-6.5969999999999995</text:p>
          </table:table-cell>
          <table:table-cell office:value-type="float" office:value="1.3194093375446454">
            <text:p>1.3194093375446454</text:p>
          </table:table-cell>
          <table:table-cell office:value-type="float" office:value="1.756726785815029">
            <text:p>1.756726785815029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5">
            <text:p>GaK-63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300.0">
            <text:p>230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77">
            <text:p>-2.77</text:p>
          </table:table-cell>
          <table:table-cell office:value-type="float" office:value="0.7462680483579612">
            <text:p>0.7462680483579612</text:p>
          </table:table-cell>
          <table:table-cell office:value-type="float" office:value="0.7733692520394122">
            <text:p>0.773369252039412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6">
            <text:p>GaK-63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10.0">
            <text:p>3010.0</text:p>
          </table:table-cell>
          <table:table-cell office:value-type="float" office:value="150.0">
            <text:p>15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2190000000000003">
            <text:p>-2.2190000000000003</text:p>
          </table:table-cell>
          <table:table-cell office:value-type="float" office:value="0.978407379367102">
            <text:p>0.978407379367102</text:p>
          </table:table-cell>
          <table:table-cell office:value-type="float" office:value="1.030437285816075">
            <text:p>1.03043728581607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39">
            <text:p>GaK-66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00.0">
            <text:p>3500.0</text:p>
          </table:table-cell>
          <table:table-cell office:value-type="float" office:value="110.0">
            <text:p>11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500000000000004">
            <text:p>-3.6500000000000004</text:p>
          </table:table-cell>
          <table:table-cell office:value-type="float" office:value="0.8980623586366376">
            <text:p>0.8980623586366376</text:p>
          </table:table-cell>
          <table:table-cell office:value-type="float" office:value="0.9349331526906082">
            <text:p>0.934933152690608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40">
            <text:p>GaK-664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.0">
            <text:p>5070.0</text:p>
          </table:table-cell>
          <table:table-cell office:value-type="float" office:value="140.0">
            <text:p>14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732999999999999">
            <text:p>-5.732999999999999</text:p>
          </table:table-cell>
          <table:table-cell office:value-type="float" office:value="1.127883415961064">
            <text:p>1.127883415961064</text:p>
          </table:table-cell>
          <table:table-cell office:value-type="float" office:value="1.178341631276772">
            <text:p>1.17834163127677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0">
            <text:p>GaK-67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0.8879999999999999">
            <text:p>-0.8879999999999999</text:p>
          </table:table-cell>
          <table:table-cell office:value-type="float" office:value="0.9298688079508849">
            <text:p>0.9298688079508849</text:p>
          </table:table-cell>
          <table:table-cell office:value-type="float" office:value="0.9706822343073974">
            <text:p>0.9706822343073974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1">
            <text:p>GaK-67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.0">
            <text:p>50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7380000000000004">
            <text:p>-3.7380000000000004</text:p>
          </table:table-cell>
          <table:table-cell office:value-type="float" office:value="1.0594130450395645">
            <text:p>1.0594130450395645</text:p>
          </table:table-cell>
          <table:table-cell office:value-type="float" office:value="1.1019637017615411">
            <text:p>1.101963701761541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9">
            <text:p>AO48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0.0">
            <text:p>50700.0</text:p>
          </table:table-cell>
          <table:table-cell office:value-type="float" office:value="600.0">
            <text:p>6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33">
            <text:p>-68.33</text:p>
          </table:table-cell>
          <table:table-cell office:value-type="float" office:value="7.298828673150237">
            <text:p>7.298828673150237</text:p>
          </table:table-cell>
          <table:table-cell office:value-type="float" office:value="7.536637181130586">
            <text:p>7.53663718113058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2">
            <text:p>GaK-67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70.0">
            <text:p>327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13000000000001">
            <text:p>-4.313000000000001</text:p>
          </table:table-cell>
          <table:table-cell office:value-type="float" office:value="0.8496875896469248">
            <text:p>0.8496875896469248</text:p>
          </table:table-cell>
          <table:table-cell office:value-type="float" office:value="0.8823429038644786">
            <text:p>0.882342903864478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8">
            <text:p>AO4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100.0">
            <text:p>45100.0</text:p>
          </table:table-cell>
          <table:table-cell office:value-type="float" office:value="500.0">
            <text:p>500.0</text:p>
          </table:table-cell>
          <table:table-cell office:value-type="string" office:value="Galaxea sp.">
            <text:p>Galax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5.69">
            <text:p>-65.69</text:p>
          </table:table-cell>
          <table:table-cell office:value-type="float" office:value="6.388747921150124">
            <text:p>6.388747921150124</text:p>
          </table:table-cell>
          <table:table-cell office:value-type="float" office:value="6.58635711148432">
            <text:p>6.5863571114843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5">
            <text:p>AO48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900.0">
            <text:p>409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2.709999999999994">
            <text:p>-52.709999999999994</text:p>
          </table:table-cell>
          <table:table-cell office:value-type="float" office:value="5.97428656828579">
            <text:p>5.97428656828579</text:p>
          </table:table-cell>
          <table:table-cell office:value-type="float" office:value="6.1715557195896755">
            <text:p>6.171555719589675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247">
            <text:p>A02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000.0">
            <text:p>45000.0</text:p>
          </table:table-cell>
          <table:table-cell office:value-type="float" office:value="2000.0">
            <text:p>20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5">
            <text:p>-60.5</text:p>
          </table:table-cell>
          <table:table-cell office:value-type="float" office:value="11.742657280190036">
            <text:p>11.742657280190036</text:p>
          </table:table-cell>
          <table:table-cell office:value-type="float" office:value="12.539936203984453">
            <text:p>12.539936203984453</text:p>
          </table:table-cell>
          <table:table-cell office:value-type="string" office:value="OmuraEtal2000,Omura1988">
            <text:p>OmuraEtal2000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354">
            <text:p>A03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400.0">
            <text:p>60400.0</text:p>
          </table:table-cell>
          <table:table-cell office:value-type="float" office:value="1600.0">
            <text:p>16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76">
            <text:p>-74.76</text:p>
          </table:table-cell>
          <table:table-cell office:value-type="float" office:value="11.84229707446998">
            <text:p>11.84229707446998</text:p>
          </table:table-cell>
          <table:table-cell office:value-type="float" office:value="12.480128204469693">
            <text:p>12.48012820446969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446">
            <text:p>A04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100.0">
            <text:p>49100.0</text:p>
          </table:table-cell>
          <table:table-cell office:value-type="float" office:value="600.0">
            <text:p>6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5.29">
            <text:p>-75.29</text:p>
          </table:table-cell>
          <table:table-cell office:value-type="float" office:value="7.140371138813451">
            <text:p>7.140371138813451</text:p>
          </table:table-cell>
          <table:table-cell office:value-type="float" office:value="7.378082406696203">
            <text:p>7.37808240669620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09">
            <text:p>AO0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000.0">
            <text:p>104000.0</text:p>
          </table:table-cell>
          <table:table-cell office:value-type="float" office:value="5500.0">
            <text:p>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599999999999994">
            <text:p>-17.599999999999994</text:p>
          </table:table-cell>
          <table:table-cell office:value-type="float" office:value="30.216551755618962">
            <text:p>30.216551755618962</text:p>
          </table:table-cell>
          <table:table-cell office:value-type="float" office:value="32.415428425365604">
            <text:p>32.415428425365604</text:p>
          </table:table-cell>
          <table:table-cell office:value-type="string" office:value="InagakiOmura2006,OmuraEtal1985">
            <text:p>InagakiOmura2006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88">
            <text:p>AO0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3000.0">
            <text:p>3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1.9">
            <text:p>-71.9</text:p>
          </table:table-cell>
          <table:table-cell office:value-type="float" office:value="15.931415505221128">
            <text:p>15.931415505221128</text:p>
          </table:table-cell>
          <table:table-cell office:value-type="float" office:value="17.129214809792064">
            <text:p>17.129214809792064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1">
            <text:p>AO0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4000.0">
            <text:p>40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1.9">
            <text:p>-71.9</text:p>
          </table:table-cell>
          <table:table-cell office:value-type="float" office:value="19.52562418976665">
            <text:p>19.52562418976665</text:p>
          </table:table-cell>
          <table:table-cell office:value-type="float" office:value="21.12368339092403">
            <text:p>21.12368339092403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2">
            <text:p>AO09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Galaxea">
            <text:p>Galax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7.900000000000006">
            <text:p>-57.900000000000006</text:p>
          </table:table-cell>
          <table:table-cell office:value-type="float" office:value="18.527007313648912">
            <text:p>18.527007313648912</text:p>
          </table:table-cell>
          <table:table-cell office:value-type="float" office:value="20.124860247961966">
            <text:p>20.124860247961966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152">
            <text:p>AO1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.5">
            <text:p>-79.5</text:p>
          </table:table-cell>
          <table:table-cell office:value-type="float" office:value="12.739309243440166">
            <text:p>12.739309243440166</text:p>
          </table:table-cell>
          <table:table-cell office:value-type="float" office:value="13.536986370680884">
            <text:p>13.536986370680884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39">
            <text:p>AO2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6000.0">
            <text:p>126000.0</text:p>
          </table:table-cell>
          <table:table-cell office:value-type="float" office:value="6000.0">
            <text:p>6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400000000000006">
            <text:p>-34.400000000000006</text:p>
          </table:table-cell>
          <table:table-cell office:value-type="float" office:value="34.21461675950793">
            <text:p>34.21461675950793</text:p>
          </table:table-cell>
          <table:table-cell office:value-type="float" office:value="36.613658653568066">
            <text:p>36.613658653568066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6">
            <text:p>AO2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4500.0">
            <text:p>4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699999999999989">
            <text:p>-15.699999999999989</text:p>
          </table:table-cell>
          <table:table-cell office:value-type="float" office:value="26.51886121235224">
            <text:p>26.51886121235224</text:p>
          </table:table-cell>
          <table:table-cell office:value-type="float" office:value="28.317662332897477">
            <text:p>28.317662332897477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8">
            <text:p>AO24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7000.0">
            <text:p>347000.0</text:p>
          </table:table-cell>
          <table:table-cell office:value-type="float" office:value="35500.0">
            <text:p>3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89.29999999999995">
            <text:p>-489.29999999999995</text:p>
          </table:table-cell>
          <table:table-cell office:value-type="float" office:value="162.5030768939468">
            <text:p>162.5030768939468</text:p>
          </table:table-cell>
          <table:table-cell office:value-type="float" office:value="176.70282963212563">
            <text:p>176.70282963212563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66">
            <text:p>AO2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1000.0">
            <text:p>121000.0</text:p>
          </table:table-cell>
          <table:table-cell office:value-type="float" office:value="4500.0">
            <text:p>45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900000000000006">
            <text:p>-29.900000000000006</text:p>
          </table:table-cell>
          <table:table-cell office:value-type="float" office:value="28.317662332897477">
            <text:p>28.317662332897477</text:p>
          </table:table-cell>
          <table:table-cell office:value-type="float" office:value="30.11660671456862">
            <text:p>30.11660671456862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0">
            <text:p>AO3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200.0">
            <text:p>58200.0</text:p>
          </table:table-cell>
          <table:table-cell office:value-type="float" office:value="1700.0">
            <text:p>17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58">
            <text:p>-95.58</text:p>
          </table:table-cell>
          <table:table-cell office:value-type="float" office:value="11.981802869351505">
            <text:p>11.981802869351505</text:p>
          </table:table-cell>
          <table:table-cell office:value-type="float" office:value="12.659557654199459">
            <text:p>12.659557654199459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">
            <text:p>AO3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">
            <text:p>Cyph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3.81999999999999">
            <text:p>-63.81999999999999</text:p>
          </table:table-cell>
          <table:table-cell office:value-type="float" office:value="14.01571974605656">
            <text:p>14.01571974605656</text:p>
          </table:table-cell>
          <table:table-cell office:value-type="float" office:value="14.813790872021922">
            <text:p>14.81379087202192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 ">
            <text:p>AO35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 sp.        ">
            <text:p>Cyph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3.81999999999999">
            <text:p>-63.81999999999999</text:p>
          </table:table-cell>
          <table:table-cell office:value-type="float" office:value="14.01571974605656">
            <text:p>14.01571974605656</text:p>
          </table:table-cell>
          <table:table-cell office:value-type="float" office:value="14.813790872021922">
            <text:p>14.81379087202192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7">
            <text:p>AO4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60.0">
            <text:p>556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334">
            <text:p>-7.334</text:p>
          </table:table-cell>
          <table:table-cell office:value-type="float" office:value="0.9533121209761259">
            <text:p>0.9533121209761259</text:p>
          </table:table-cell>
          <table:table-cell office:value-type="float" office:value="0.9972542303745825">
            <text:p>0.997254230374582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8">
            <text:p>AO4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50.0">
            <text:p>2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385">
            <text:p>-4.385</text:p>
          </table:table-cell>
          <table:table-cell office:value-type="float" office:value="0.5751773639495912">
            <text:p>0.5751773639495912</text:p>
          </table:table-cell>
          <table:table-cell office:value-type="float" office:value="0.6070625997374575">
            <text:p>0.607062599737457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9">
            <text:p>AO4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60.0">
            <text:p>646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64">
            <text:p>-8.564</text:p>
          </table:table-cell>
          <table:table-cell office:value-type="float" office:value="1.1151215180418679">
            <text:p>1.1151215180418679</text:p>
          </table:table-cell>
          <table:table-cell office:value-type="float" office:value="1.1670715487921042">
            <text:p>1.1670715487921042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2">
            <text:p>AO4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60.0">
            <text:p>5360.0</text:p>
          </table:table-cell>
          <table:table-cell office:value-type="float" office:value="120.0">
            <text:p>12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584">
            <text:p>-6.584</text:p>
          </table:table-cell>
          <table:table-cell office:value-type="float" office:value="0.9692904621422826">
            <text:p>0.9692904621422826</text:p>
          </table:table-cell>
          <table:table-cell office:value-type="float" office:value="1.0172295709425692">
            <text:p>1.017229570942569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5">
            <text:p>AO4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.0">
            <text:p>5320.0</text:p>
          </table:table-cell>
          <table:table-cell office:value-type="float" office:value="110.0">
            <text:p>110.0</text:p>
          </table:table-cell>
          <table:table-cell office:value-type="string" office:value="Pavona minuta">
            <text:p>Pavona minu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1080000000000005">
            <text:p>-6.1080000000000005</text:p>
          </table:table-cell>
          <table:table-cell office:value-type="float" office:value="0.9293460066089494">
            <text:p>0.9293460066089494</text:p>
          </table:table-cell>
          <table:table-cell office:value-type="float" office:value="0.9732851586251581">
            <text:p>0.9732851586251581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60">
            <text:p>AO4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2.900000000000006">
            <text:p>-52.900000000000006</text:p>
          </table:table-cell>
          <table:table-cell office:value-type="float" office:value="5.984145720150877">
            <text:p>5.984145720150877</text:p>
          </table:table-cell>
          <table:table-cell office:value-type="float" office:value="6.181423784210231">
            <text:p>6.18142378421023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6">
            <text:p>AO48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6.62">
            <text:p>-66.62</text:p>
          </table:table-cell>
          <table:table-cell office:value-type="float" office:value="7.566372975210778">
            <text:p>7.566372975210778</text:p>
          </table:table-cell>
          <table:table-cell office:value-type="float" office:value="7.8440040795501895">
            <text:p>7.844004079550189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1a">
            <text:p>KS-51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.0">
            <text:p>595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305">
            <text:p>-8.305</text:p>
          </table:table-cell>
          <table:table-cell office:value-type="float" office:value="0.9922605504604117">
            <text:p>0.9922605504604117</text:p>
          </table:table-cell>
          <table:table-cell office:value-type="float" office:value="1.0362070256469025">
            <text:p>1.036207025646902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3">
            <text:p>GaK-67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20.0">
            <text:p>372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768">
            <text:p>-3.768</text:p>
          </table:table-cell>
          <table:table-cell office:value-type="float" office:value="0.8864671454712805">
            <text:p>0.8864671454712805</text:p>
          </table:table-cell>
          <table:table-cell office:value-type="float" office:value="0.9197738852565887">
            <text:p>0.919773885256588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1">
            <text:p>HY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040000000000006">
            <text:p>-54.040000000000006</text:p>
          </table:table-cell>
          <table:table-cell office:value-type="float" office:value="6.043310351123802">
            <text:p>6.043310351123802</text:p>
          </table:table-cell>
          <table:table-cell office:value-type="float" office:value="6.240640992718613">
            <text:p>6.24064099271861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5 ">
            <text:p>KM-1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0.0">
            <text:p>62400.0</text:p>
          </table:table-cell>
          <table:table-cell office:value-type="float" office:value="800.0">
            <text:p>800.0</text:p>
          </table:table-cell>
          <table:table-cell office:value-type="string" office:value="Goniastrea sp.        ">
            <text:p>Goni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8.06">
            <text:p>-78.06</text:p>
          </table:table-cell>
          <table:table-cell office:value-type="float" office:value="11.850080168505194">
            <text:p>11.850080168505194</text:p>
          </table:table-cell>
          <table:table-cell office:value-type="float" office:value="12.098082492692797">
            <text:p>12.09808249269279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7 ">
            <text:p>KM-1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300.0">
            <text:p>54300.0</text:p>
          </table:table-cell>
          <table:table-cell office:value-type="float" office:value="700.0">
            <text:p>7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17">
            <text:p>-85.17</text:p>
          </table:table-cell>
          <table:table-cell office:value-type="float" office:value="8.012646254515424">
            <text:p>8.012646254515424</text:p>
          </table:table-cell>
          <table:table-cell office:value-type="float" office:value="8.290530742962122">
            <text:p>8.29053074296212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9 ">
            <text:p>KM-19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800.0">
            <text:p>61800.0</text:p>
          </table:table-cell>
          <table:table-cell office:value-type="float" office:value="1600.0">
            <text:p>1600.0</text:p>
          </table:table-cell>
          <table:table-cell office:value-type="string" office:value="Favia pallida         ">
            <text:p>Favia pallida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7.42">
            <text:p>-97.42</text:p>
          </table:table-cell>
          <table:table-cell office:value-type="float" office:value="11.981802869351505">
            <text:p>11.981802869351505</text:p>
          </table:table-cell>
          <table:table-cell office:value-type="float" office:value="12.619683038808857">
            <text:p>12.61968303880885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0 ">
            <text:p>KM-2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00.0">
            <text:p>51300.0</text:p>
          </table:table-cell>
          <table:table-cell office:value-type="float" office:value="600.0">
            <text:p>6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.47">
            <text:p>-79.47</text:p>
          </table:table-cell>
          <table:table-cell office:value-type="float" office:value="7.358267459123791">
            <text:p>7.358267459123791</text:p>
          </table:table-cell>
          <table:table-cell office:value-type="float" office:value="7.596110847005856">
            <text:p>7.59611084700585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1 ">
            <text:p>KM-2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000.0">
            <text:p>65000.0</text:p>
          </table:table-cell>
          <table:table-cell office:value-type="float" office:value="900.0">
            <text:p>900.0</text:p>
          </table:table-cell>
          <table:table-cell office:value-type="string" office:value="Favidae               ">
            <text:p>Favidae  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5">
            <text:p>-73.5</text:p>
          </table:table-cell>
          <table:table-cell office:value-type="float" office:value="9.791200130729644">
            <text:p>9.791200130729644</text:p>
          </table:table-cell>
          <table:table-cell office:value-type="float" office:value="10.149384217773997">
            <text:p>10.14938421777399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3 ">
            <text:p>KM-2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0.0">
            <text:p>63700.0</text:p>
          </table:table-cell>
          <table:table-cell office:value-type="float" office:value="900.0">
            <text:p>9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03">
            <text:p>-86.03</text:p>
          </table:table-cell>
          <table:table-cell office:value-type="float" office:value="9.661889049249117">
            <text:p>9.661889049249117</text:p>
          </table:table-cell>
          <table:table-cell office:value-type="float" office:value="10.020024950068736">
            <text:p>10.02002495006873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7 ">
            <text:p>KM-2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500.0">
            <text:p>56500.0</text:p>
          </table:table-cell>
          <table:table-cell office:value-type="float" office:value="800.0">
            <text:p>8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35">
            <text:p>-84.35</text:p>
          </table:table-cell>
          <table:table-cell office:value-type="float" office:value="8.58841661774742">
            <text:p>8.58841661774742</text:p>
          </table:table-cell>
          <table:table-cell office:value-type="float" office:value="8.906317982196692">
            <text:p>8.90631798219669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N-04">
            <text:p>KN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40.0">
            <text:p>4340.0</text:p>
          </table:table-cell>
          <table:table-cell office:value-type="float" office:value="90.0">
            <text:p>9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046">
            <text:p>-6.046</text:p>
          </table:table-cell>
          <table:table-cell office:value-type="float" office:value="0.7596472865745005">
            <text:p>0.7596472865745005</text:p>
          </table:table-cell>
          <table:table-cell office:value-type="float" office:value="0.7955727496590118">
            <text:p>0.7955727496590118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3">
            <text:p>KS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50.0">
            <text:p>505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755000000000001">
            <text:p>-5.755000000000001</text:p>
          </table:table-cell>
          <table:table-cell office:value-type="float" office:value="0.9023862809240857">
            <text:p>0.9023862809240857</text:p>
          </table:table-cell>
          <table:table-cell office:value-type="float" office:value="0.9463218268644132">
            <text:p>0.9463218268644132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4">
            <text:p>KS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10.0">
            <text:p>511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869">
            <text:p>-5.869</text:p>
          </table:table-cell>
          <table:table-cell office:value-type="float" office:value="0.9083771243266753">
            <text:p>0.9083771243266753</text:p>
          </table:table-cell>
          <table:table-cell office:value-type="float" office:value="0.9523134988017344">
            <text:p>0.9523134988017344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5">
            <text:p>KS-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40.0">
            <text:p>14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396">
            <text:p>-9.396</text:p>
          </table:table-cell>
          <table:table-cell office:value-type="float" office:value="1.1990429516910563">
            <text:p>1.1990429516910563</text:p>
          </table:table-cell>
          <table:table-cell office:value-type="float" office:value="1.254996414337505">
            <text:p>1.2549964143375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6">
            <text:p>KS-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10.0">
            <text:p>651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79">
            <text:p>-8.579</text:p>
          </table:table-cell>
          <table:table-cell office:value-type="float" office:value="1.1560817445146345">
            <text:p>1.1560817445146345</text:p>
          </table:table-cell>
          <table:table-cell office:value-type="float" office:value="1.212031765260299">
            <text:p>1.21203176526029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7">
            <text:p>KS-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0.0">
            <text:p>61000.0</text:p>
          </table:table-cell>
          <table:table-cell office:value-type="float" office:value="1000.0">
            <text:p>1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4.9">
            <text:p>-104.9</text:p>
          </table:table-cell>
          <table:table-cell office:value-type="float" office:value="9.751410154434078">
            <text:p>9.751410154434078</text:p>
          </table:table-cell>
          <table:table-cell office:value-type="float" office:value="10.149384217773997">
            <text:p>10.149384217773997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8">
            <text:p>KS-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50.0">
            <text:p>5550.0</text:p>
          </table:table-cell>
          <table:table-cell office:value-type="float" office:value="120.0">
            <text:p>120.0</text:p>
          </table:table-cell>
          <table:table-cell office:value-type="string" office:value="Pavona sp.">
            <text:p>Pavon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545">
            <text:p>-7.545</text:p>
          </table:table-cell>
          <table:table-cell office:value-type="float" office:value="0.9882656525449016">
            <text:p>0.9882656525449016</text:p>
          </table:table-cell>
          <table:table-cell office:value-type="float" office:value="1.0362070256469025">
            <text:p>1.036207025646902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9">
            <text:p>KS-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90.0">
            <text:p>6290.0</text:p>
          </table:table-cell>
          <table:table-cell office:value-type="float" office:value="140.0">
            <text:p>14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111">
            <text:p>-8.111</text:p>
          </table:table-cell>
          <table:table-cell office:value-type="float" office:value="1.1341027290329575">
            <text:p>1.1341027290329575</text:p>
          </table:table-cell>
          <table:table-cell office:value-type="float" office:value="1.1900508392501559">
            <text:p>1.190050839250155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1">
            <text:p>KS-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.0">
            <text:p>550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85">
            <text:p>-6.85</text:p>
          </table:table-cell>
          <table:table-cell office:value-type="float" office:value="0.9473204315330687">
            <text:p>0.9473204315330687</text:p>
          </table:table-cell>
          <table:table-cell office:value-type="float" office:value="0.9912618221237013">
            <text:p>0.9912618221237013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2">
            <text:p>KS-4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00.0">
            <text:p>6400.0</text:p>
          </table:table-cell>
          <table:table-cell office:value-type="float" office:value="140.0">
            <text:p>140.0</text:p>
          </table:table-cell>
          <table:table-cell office:value-type="string" office:value="Gardineroseris planulata">
            <text:p>Gardineroseris planul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26">
            <text:p>-8.26</text:p>
          </table:table-cell>
          <table:table-cell office:value-type="float" office:value="1.1450921360309834">
            <text:p>1.1450921360309834</text:p>
          </table:table-cell>
          <table:table-cell office:value-type="float" office:value="1.2010412149464307">
            <text:p>1.201041214946430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3">
            <text:p>KS-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.0">
            <text:p>6150.0</text:p>
          </table:table-cell>
          <table:table-cell office:value-type="float" office:value="130.0">
            <text:p>13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785">
            <text:p>-8.785</text:p>
          </table:table-cell>
          <table:table-cell office:value-type="float" office:value="1.0841535869054717">
            <text:p>1.0841535869054717</text:p>
          </table:table-cell>
          <table:table-cell office:value-type="float" office:value="1.1361007877824922">
            <text:p>1.136100787782492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4">
            <text:p>KS-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382">
            <text:p>-8.382</text:p>
          </table:table-cell>
          <table:table-cell office:value-type="float" office:value="1.0112368664165678">
            <text:p>1.0112368664165678</text:p>
          </table:table-cell>
          <table:table-cell office:value-type="float" office:value="1.0591808155362348">
            <text:p>1.0591808155362348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5">
            <text:p>KS-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30.0">
            <text:p>6330.0</text:p>
          </table:table-cell>
          <table:table-cell office:value-type="float" office:value="130.0">
            <text:p>13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126999999999999">
            <text:p>-8.126999999999999</text:p>
          </table:table-cell>
          <table:table-cell office:value-type="float" office:value="1.1021347467528633">
            <text:p>1.1021347467528633</text:p>
          </table:table-cell>
          <table:table-cell office:value-type="float" office:value="1.154083619154176">
            <text:p>1.15408361915417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6">
            <text:p>KS-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40.0">
            <text:p>6640.0</text:p>
          </table:table-cell>
          <table:table-cell office:value-type="float" office:value="140.0">
            <text:p>14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315999999999999">
            <text:p>-10.315999999999999</text:p>
          </table:table-cell>
          <table:table-cell office:value-type="float" office:value="1.1690697156286267">
            <text:p>1.1690697156286267</text:p>
          </table:table-cell>
          <table:table-cell office:value-type="float" office:value="1.2250208161496687">
            <text:p>1.225020816149668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4 ">
            <text:p>KM-1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100.0">
            <text:p>56100.0</text:p>
          </table:table-cell>
          <table:table-cell office:value-type="float" office:value="900.0">
            <text:p>9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.59">
            <text:p>-83.59</text:p>
          </table:table-cell>
          <table:table-cell office:value-type="float" office:value="8.906317982196692">
            <text:p>8.906317982196692</text:p>
          </table:table-cell>
          <table:table-cell office:value-type="float" office:value="9.264129748659606">
            <text:p>9.26412974865960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4">
            <text:p>GaK-67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50.0">
            <text:p>5150.0</text:p>
          </table:table-cell>
          <table:table-cell office:value-type="float" office:value="130.0">
            <text:p>13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85">
            <text:p>-4.785</text:p>
          </table:table-cell>
          <table:table-cell office:value-type="float" office:value="1.1028549315299818">
            <text:p>1.1028549315299818</text:p>
          </table:table-cell>
          <table:table-cell office:value-type="float" office:value="1.149445518500116">
            <text:p>1.14944551850011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3 ">
            <text:p>KM-1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900.0">
            <text:p>74900.0</text:p>
          </table:table-cell>
          <table:table-cell office:value-type="float" office:value="900.0">
            <text:p>900.0</text:p>
          </table:table-cell>
          <table:table-cell office:value-type="string" office:value="Favia speciosa        ">
            <text:p>Favia speciosa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31">
            <text:p>-85.31</text:p>
          </table:table-cell>
          <table:table-cell office:value-type="float" office:value="10.776497575743262">
            <text:p>10.776497575743262</text:p>
          </table:table-cell>
          <table:table-cell office:value-type="float" office:value="11.134994387066392">
            <text:p>11.13499438706639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 ">
            <text:p>KM-0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1000.0">
            <text:p>10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1.44">
            <text:p>-111.44</text:p>
          </table:table-cell>
          <table:table-cell office:value-type="float" office:value="10.40815065225326">
            <text:p>10.40815065225326</text:p>
          </table:table-cell>
          <table:table-cell office:value-type="float" office:value="10.806368492699129">
            <text:p>10.806368492699129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2">
            <text:p>HY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200.0">
            <text:p>46200.0</text:p>
          </table:table-cell>
          <table:table-cell office:value-type="float" office:value="600.0">
            <text:p>600.0</text:p>
          </table:table-cell>
          <table:table-cell office:value-type="string" office:value="Cyphastrea sp.">
            <text:p>Cyp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2.78">
            <text:p>-72.78</text:p>
          </table:table-cell>
          <table:table-cell office:value-type="float" office:value="6.853349546024923">
            <text:p>6.853349546024923</text:p>
          </table:table-cell>
          <table:table-cell office:value-type="float" office:value="7.0908673658446">
            <text:p>7.090867365844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3">
            <text:p>HY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800.0">
            <text:p>64800.0</text:p>
          </table:table-cell>
          <table:table-cell office:value-type="float" office:value="800.0">
            <text:p>8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12">
            <text:p>-95.12</text:p>
          </table:table-cell>
          <table:table-cell office:value-type="float" office:value="9.41326723300684">
            <text:p>9.41326723300684</text:p>
          </table:table-cell>
          <table:table-cell office:value-type="float" office:value="9.7315158120408">
            <text:p>9.731515812040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4">
            <text:p>HY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0.0">
            <text:p>59500.0</text:p>
          </table:table-cell>
          <table:table-cell office:value-type="float" office:value="800.0">
            <text:p>800.0</text:p>
          </table:table-cell>
          <table:table-cell office:value-type="string" office:value="Platygyra sp.">
            <text:p>Platygy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9.05">
            <text:p>-99.05</text:p>
          </table:table-cell>
          <table:table-cell office:value-type="float" office:value="8.886444733412793">
            <text:p>8.886444733412793</text:p>
          </table:table-cell>
          <table:table-cell office:value-type="float" office:value="9.204482603601361">
            <text:p>9.20448260360136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6">
            <text:p>HY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Goniopora sp.">
            <text:p>Goni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040000000000006">
            <text:p>-54.040000000000006</text:p>
          </table:table-cell>
          <table:table-cell office:value-type="float" office:value="6.043310351123802">
            <text:p>6.043310351123802</text:p>
          </table:table-cell>
          <table:table-cell office:value-type="float" office:value="6.240640992718613">
            <text:p>6.24064099271861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7">
            <text:p>HY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700.0">
            <text:p>40700.0</text:p>
          </table:table-cell>
          <table:table-cell office:value-type="float" office:value="600.0">
            <text:p>6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2.33">
            <text:p>-52.33</text:p>
          </table:table-cell>
          <table:table-cell office:value-type="float" office:value="6.30974642913644">
            <text:p>6.30974642913644</text:p>
          </table:table-cell>
          <table:table-cell office:value-type="float" office:value="6.546823657316576">
            <text:p>6.54682365731657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8">
            <text:p>HY-0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600.0">
            <text:p>49600.0</text:p>
          </table:table-cell>
          <table:table-cell office:value-type="float" office:value="600.0">
            <text:p>6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6.24">
            <text:p>-66.24</text:p>
          </table:table-cell>
          <table:table-cell office:value-type="float" office:value="7.189881779278423">
            <text:p>7.189881779278423</text:p>
          </table:table-cell>
          <table:table-cell office:value-type="float" office:value="7.427624115422118">
            <text:p>7.42762411542211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9">
            <text:p>HY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0.0">
            <text:p>53200.0</text:p>
          </table:table-cell>
          <table:table-cell office:value-type="float" office:value="700.0">
            <text:p>700.0</text:p>
          </table:table-cell>
          <table:table-cell office:value-type="string" office:value="Favia sp.">
            <text:p>Favi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08">
            <text:p>-76.08</text:p>
          </table:table-cell>
          <table:table-cell office:value-type="float" office:value="7.90351820393931">
            <text:p>7.90351820393931</text:p>
          </table:table-cell>
          <table:table-cell office:value-type="float" office:value="8.181344632760563">
            <text:p>8.18134463276056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">
            <text:p>KL-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90.0">
            <text:p>3790.0</text:p>
          </table:table-cell>
          <table:table-cell office:value-type="float" office:value="70.0">
            <text:p>7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9509999999999996">
            <text:p>-3.9509999999999996</text:p>
          </table:table-cell>
          <table:table-cell office:value-type="float" office:value="0.8050844676181501">
            <text:p>0.8050844676181501</text:p>
          </table:table-cell>
          <table:table-cell office:value-type="float" office:value="0.8272127900365183">
            <text:p>0.8272127900365183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3">
            <text:p>KL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10.0">
            <text:p>241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1289999999999996">
            <text:p>-3.1289999999999996</text:p>
          </table:table-cell>
          <table:table-cell office:value-type="float" office:value="0.6536367492728665">
            <text:p>0.6536367492728665</text:p>
          </table:table-cell>
          <table:table-cell office:value-type="float" office:value="0.6666940827696017">
            <text:p>0.6666940827696017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5">
            <text:p>KL-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50.0">
            <text:p>3650.0</text:p>
          </table:table-cell>
          <table:table-cell office:value-type="float" office:value="70.0">
            <text:p>70.0</text:p>
          </table:table-cell>
          <table:table-cell office:value-type="string" office:value="Favia sp.">
            <text:p>Favi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484999999999999">
            <text:p>-4.484999999999999</text:p>
          </table:table-cell>
          <table:table-cell office:value-type="float" office:value="0.7941593039183008">
            <text:p>0.7941593039183008</text:p>
          </table:table-cell>
          <table:table-cell office:value-type="float" office:value="0.8161035473516829">
            <text:p>0.8161035473516829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2">
            <text:p>KL-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90.0">
            <text:p>34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31000000000001">
            <text:p>-4.031000000000001</text:p>
          </table:table-cell>
          <table:table-cell office:value-type="float" office:value="0.7544700126578928">
            <text:p>0.7544700126578928</text:p>
          </table:table-cell>
          <table:table-cell office:value-type="float" office:value="0.7726066269454323">
            <text:p>0.7726066269454323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3">
            <text:p>KL-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00.0">
            <text:p>3400.0</text:p>
          </table:table-cell>
          <table:table-cell office:value-type="float" office:value="70.0">
            <text:p>7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81">
            <text:p>-3.81</text:p>
          </table:table-cell>
          <table:table-cell office:value-type="float" office:value="0.7748961220705654">
            <text:p>0.7748961220705654</text:p>
          </table:table-cell>
          <table:table-cell office:value-type="float" office:value="0.7964923100695949">
            <text:p>0.7964923100695949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4">
            <text:p>KL-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90.0">
            <text:p>31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511">
            <text:p>-4.511</text:p>
          </table:table-cell>
          <table:table-cell office:value-type="float" office:value="0.7322738558763382">
            <text:p>0.7322738558763382</text:p>
          </table:table-cell>
          <table:table-cell office:value-type="float" office:value="0.7499873332263687">
            <text:p>0.7499873332263687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5">
            <text:p>KL-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60.0">
            <text:p>336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284000000000001">
            <text:p>-4.284000000000001</text:p>
          </table:table-cell>
          <table:table-cell office:value-type="float" office:value="0.7185095684818689">
            <text:p>0.7185095684818689</text:p>
          </table:table-cell>
          <table:table-cell office:value-type="float" office:value="0.7330047748821282">
            <text:p>0.7330047748821282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">
            <text:p>K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28">
            <text:p>-95.28</text:p>
          </table:table-cell>
          <table:table-cell office:value-type="float" office:value="9.413267233006826">
            <text:p>9.413267233006826</text:p>
          </table:table-cell>
          <table:table-cell office:value-type="float" office:value="9.771304928206876">
            <text:p>9.77130492820687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 ">
            <text:p>KM-0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orea curta     ">
            <text:p>Montastorea curt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78">
            <text:p>-95.78</text:p>
          </table:table-cell>
          <table:table-cell office:value-type="float" office:value="9.413267233006826">
            <text:p>9.413267233006826</text:p>
          </table:table-cell>
          <table:table-cell office:value-type="float" office:value="9.771304928206876">
            <text:p>9.77130492820687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2">
            <text:p>K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800.0">
            <text:p>69800.0</text:p>
          </table:table-cell>
          <table:table-cell office:value-type="float" office:value="900.0">
            <text:p>9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2.62">
            <text:p>-112.62</text:p>
          </table:table-cell>
          <table:table-cell office:value-type="float" office:value="10.268807136177028">
            <text:p>10.268807136177028</text:p>
          </table:table-cell>
          <table:table-cell office:value-type="float" office:value="10.627153899327903">
            <text:p>10.62715389932790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3">
            <text:p>K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800.0">
            <text:p>63800.0</text:p>
          </table:table-cell>
          <table:table-cell office:value-type="float" office:value="1100.0">
            <text:p>11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22">
            <text:p>-86.22</text:p>
          </table:table-cell>
          <table:table-cell office:value-type="float" office:value="10.388243354869969">
            <text:p>10.388243354869969</text:p>
          </table:table-cell>
          <table:table-cell office:value-type="float" office:value="10.826282833918576">
            <text:p>10.82628283391857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">
            <text:p>K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78">
            <text:p>-60.78</text:p>
          </table:table-cell>
          <table:table-cell office:value-type="float" office:value="9.910580205013225">
            <text:p>9.910580205013225</text:p>
          </table:table-cell>
          <table:table-cell office:value-type="float" office:value="10.268807136177015">
            <text:p>10.26880713617701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 ">
            <text:p>KM-0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78">
            <text:p>-60.78</text:p>
          </table:table-cell>
          <table:table-cell office:value-type="float" office:value="9.910580205013225">
            <text:p>9.910580205013225</text:p>
          </table:table-cell>
          <table:table-cell office:value-type="float" office:value="10.268807136177015">
            <text:p>10.26880713617701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">
            <text:p>K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9.87">
            <text:p>-109.87</text:p>
          </table:table-cell>
          <table:table-cell office:value-type="float" office:value="10.02002495006875">
            <text:p>10.02002495006875</text:p>
          </table:table-cell>
          <table:table-cell office:value-type="float" office:value="10.378289839853204">
            <text:p>10.37828983985320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6">
            <text:p>K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00.0">
            <text:p>65200.0</text:p>
          </table:table-cell>
          <table:table-cell office:value-type="float" office:value="1900.0">
            <text:p>19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8.88">
            <text:p>-88.88</text:p>
          </table:table-cell>
          <table:table-cell office:value-type="float" office:value="13.397372876799391">
            <text:p>13.397372876799391</text:p>
          </table:table-cell>
          <table:table-cell office:value-type="float" office:value="14.155366473532224">
            <text:p>14.15536647353222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7">
            <text:p>TM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80.0">
            <text:p>4080.0</text:p>
          </table:table-cell>
          <table:table-cell office:value-type="float" office:value="100.0">
            <text:p>1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942">
            <text:p>-6.942</text:p>
          </table:table-cell>
          <table:table-cell office:value-type="float" office:value="0.7696258831406341">
            <text:p>0.7696258831406341</text:p>
          </table:table-cell>
          <table:table-cell office:value-type="float" office:value="0.8095455515287572">
            <text:p>0.8095455515287572</text:p>
          </table:table-cell>
          <table:table-cell office:value-type="string" office:value="SugiharaEtal2003,SasakiEtal1998">
            <text:p>SugiharaEtal2003,SasakiEtal1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